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1C0000026E5354415218049F48.png" manifest:media-type="image/png"/>
  <manifest:file-entry manifest:full-path="Pictures/100002010000095A000005CDB6D49B0FB908DCAC.png" manifest:media-type="image/png"/>
  <manifest:file-entry manifest:full-path="Pictures/1000020100000064000000BAC80BF3401826AB9B.png" manifest:media-type="image/png"/>
  <manifest:file-entry manifest:full-path="Pictures/10000201000000C8000000C80EFF2A1D9F93ED30.png" manifest:media-type="image/png"/>
  <manifest:file-entry manifest:full-path="Pictures/10000201000000310000003135E9BE776D2F9556.png" manifest:media-type="image/png"/>
  <manifest:file-entry manifest:full-path="Pictures/1000020100000D7E00000BB8A970F8716C412DFC.png" manifest:media-type="image/png"/>
  <manifest:file-entry manifest:full-path="Pictures/10000201000002C60000012CEAD1010E096350CE.png" manifest:media-type="image/png"/>
  <manifest:file-entry manifest:full-path="Pictures/10000201000007D0000003DEC21FCFF8DD352D88.png" manifest:media-type="image/png"/>
  <manifest:file-entry manifest:full-path="Pictures/10000201000003200000032068AC9947FABB3393.png" manifest:media-type="image/png"/>
  <manifest:file-entry manifest:full-path="Pictures/100002010000038400000384DA81200C52B0A1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fo:min-height="7.104cm" fo:min-width="4.314cm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6.856cm" fo:min-width="21.592cm" draw:shadow-opacity="50%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4.3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6.16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3.6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3.351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svg:stroke-color="#000000" draw:marker-start="Arrow" draw:marker-start-width="0.3cm" draw:fill="solid" draw:fill-color="#000000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cc99" draw:opacity="5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Verdana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Verdana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Verdana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9" style:family="paragraph">
      <loext:graphic-properties draw:fill="solid" draw:fill-color="#000000"/>
      <style:paragraph-properties fo:text-align="center"/>
      <style:text-properties style:font-name="Verdana"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style:font-name="Verdana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Verdana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2pt" style:font-size-asian="12pt" style:font-size-complex="12pt"/>
    </style:style>
    <style:style style:name="T3" style:family="text">
      <style:text-properties style:font-name="Verdan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34cm" svg:height="7.874cm" svg:x="1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2.86cm" svg:height="7.874cm" svg:x="10.652cm" svg:y="1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8cm" svg:height="5.08cm" svg:x="1.191cm" svg:y="2.27cm">
          <draw:image xlink:href="Pictures/100002010000038400000384DA81200C52B0A173.png" xlink:type="simple" xlink:show="embed" xlink:actuate="onLoad">
            <text:p/>
          </draw:image>
        </draw:frame>
        <draw:frame draw:style-name="gr4" draw:text-style-name="P4" draw:layer="layout" svg:width="4.867cm" svg:height="0.857cm" svg:x="1cm" svg:y="7.973cm">
          <draw:text-box>
            <text:p><text:span text:style-name="T1">Similar2Logo GUI</text:span></text:p>
          </draw:text-box>
        </draw:frame>
        <draw:frame draw:style-name="gr5" draw:text-style-name="P4" draw:layer="layout" svg:width="6.662cm" svg:height="0.857cm" svg:x="10.779cm" svg:y="7.858cm">
          <draw:text-box>
            <text:p><text:span text:style-name="T1">Similar2Logo web server</text:span></text:p>
          </draw:text-box>
        </draw:frame>
        <draw:line draw:style-name="gr6" draw:text-style-name="P5" draw:layer="layout" svg:x1="6.398cm" svg:y1="4.175cm" svg:x2="10.652cm" svg:y2="4.175cm">
          <text:p/>
        </draw:line>
        <draw:line draw:style-name="gr6" draw:text-style-name="P5" draw:layer="layout" svg:x1="10.589cm" svg:y1="6.588cm" svg:x2="6.334cm" svg:y2="6.588cm">
          <text:p/>
        </draw:line>
        <draw:frame draw:style-name="gr3" draw:text-style-name="P3" draw:layer="layout" svg:width="2.54cm" svg:height="2.54cm" svg:x="7.033cm" svg:y="1.381cm">
          <draw:image xlink:href="Pictures/10000201000003200000032068AC9947FABB3393.png" xlink:type="simple" xlink:show="embed" xlink:actuate="onLoad">
            <text:p/>
          </draw:image>
        </draw:frame>
        <draw:frame draw:style-name="gr7" draw:text-style-name="P7" draw:layer="layout" svg:width="4.164cm" svg:height="1.285cm" svg:x="6.398cm" svg:y="4.305cm">
          <draw:text-box>
            <text:p text:style-name="P6"><text:span text:style-name="T2">Simulation</text:span></text:p>
            <text:p text:style-name="P6"><text:span text:style-name="T2">execution control</text:span></text:p>
          </draw:text-box>
        </draw:frame>
        <draw:frame draw:style-name="gr8" draw:text-style-name="P4" draw:layer="layout" svg:width="3.589cm" svg:height="1.463cm" svg:x="6.936cm" svg:y="5.826cm">
          <draw:text-box>
            <text:p><text:span text:style-name="T1">Websockets</text:span></text:p>
          </draw:text-box>
        </draw:frame>
        <draw:frame draw:style-name="gr9" draw:text-style-name="P8" draw:layer="layout" svg:width="3.851cm" svg:height="0.768cm" svg:x="6.715cm" svg:y="6.715cm">
          <draw:text-box>
            <text:p><text:span text:style-name="T2">Simulation data</text:span></text:p>
          </draw:text-box>
        </draw:frame>
        <draw:line draw:style-name="gr10" draw:text-style-name="P9" draw:layer="layout" svg:x1="17.193cm" svg:y1="5.445cm" svg:x2="19.606cm" svg:y2="5.445cm">
          <text:p/>
        </draw:line>
        <draw:frame draw:style-name="gr3" draw:text-style-name="P3" draw:layer="layout" svg:width="7.214cm" svg:height="3.048cm" svg:x="19.631cm" svg:y="3.413cm">
          <draw:image xlink:href="Pictures/10000201000002C60000012CEAD1010E096350CE.png" xlink:type="simple" xlink:show="embed" xlink:actuate="onLoad">
            <text:p/>
          </draw:image>
        </draw:frame>
        <draw:line draw:style-name="gr11" draw:text-style-name="P9" draw:layer="layout" svg:x1="26.4cm" svg:y1="5.572cm" svg:x2="28.178cm" svg:y2="5.572cm">
          <text:p/>
        </draw:line>
        <draw:frame draw:style-name="gr8" draw:text-style-name="P10" draw:layer="layout" svg:width="5.08cm" svg:height="1.463cm" svg:x="21.193cm" svg:y="7.919cm">
          <draw:text-box>
            <text:p text:style-name="P6"><text:span text:style-name="T1">Similar simulation engine</text:span></text:p>
          </draw:text-box>
        </draw:frame>
        <draw:frame draw:style-name="gr12" draw:text-style-name="P10" draw:layer="layout" svg:width="4.274cm" svg:height="2.069cm" svg:x="28.432cm" svg:y="7.35cm">
          <draw:text-box>
            <text:p text:style-name="P6"><text:span text:style-name="T1">Similar2Logo modeling</text:span></text:p>
            <text:p text:style-name="P6"><text:span text:style-name="T1">environment</text:span></text:p>
          </draw:text-box>
        </draw:frame>
        <draw:frame draw:style-name="gr3" draw:text-style-name="P3" draw:layer="layout" svg:width="2.281cm" svg:height="1.118cm" svg:x="30.088cm" svg:y="1.762cm">
          <draw:image xlink:href="Pictures/10000201000007D0000003DEC21FCFF8DD352D88.png" xlink:type="simple" xlink:show="embed" xlink:actuate="onLoad">
            <text:p/>
          </draw:image>
        </draw:frame>
        <draw:frame draw:style-name="gr13" draw:text-style-name="P11" draw:layer="layout" svg:width="4.109cm" svg:height="1.021cm" svg:x="21.656cm" svg:y="9.889cm">
          <draw:text-box>
            <text:p><text:span text:style-name="T3">Server side</text:span></text:p>
          </draw:text-box>
        </draw:frame>
        <draw:frame draw:style-name="gr13" draw:text-style-name="P11" draw:layer="layout" svg:width="3.825cm" svg:height="1.021cm" svg:x="1.62cm" svg:y="9.763cm">
          <draw:text-box>
            <text:p><text:span text:style-name="T3">Client side</text:span></text:p>
          </draw:text-box>
        </draw:frame>
        <draw:frame draw:style-name="gr3" draw:text-style-name="P3" draw:layer="layout" svg:width="1.092cm" svg:height="2.032cm" svg:x="31.912cm" svg:y="2.143cm">
          <draw:image xlink:href="Pictures/1000020100000064000000BAC80BF3401826AB9B.png" xlink:type="simple" xlink:show="embed" xlink:actuate="onLoad">
            <text:p/>
          </draw:image>
        </draw:frame>
        <draw:frame draw:style-name="gr3" draw:text-style-name="P3" draw:layer="layout" svg:width="6.147cm" svg:height="3.81cm" svg:x="10.906cm" svg:y="3.286cm">
          <draw:image xlink:href="Pictures/100002010000095A000005CDB6D49B0FB908DCAC.png" xlink:type="simple" xlink:show="embed" xlink:actuate="onLoad">
            <text:p/>
          </draw:image>
        </draw:frame>
        <draw:frame draw:style-name="gr3" draw:text-style-name="P3" draw:layer="layout" svg:width="3.912cm" svg:height="3.048cm" svg:x="28.559cm" svg:y="4.175cm">
          <draw:image xlink:href="Pictures/100002010000031C0000026E5354415218049F48.png" xlink:type="simple" xlink:show="embed" xlink:actuate="onLoad">
            <text:p/>
          </draw:image>
        </draw:frame>
        <draw:frame draw:style-name="gr3" draw:text-style-name="P3" draw:layer="layout" svg:width="1.341cm" svg:height="1.168cm" svg:x="30.21cm" svg:y="2.905cm">
          <draw:image xlink:href="Pictures/1000020100000D7E00000BB8A970F8716C412DFC.png" xlink:type="simple" xlink:show="embed" xlink:actuate="onLoad">
            <text:p/>
          </draw:image>
        </draw:frame>
        <draw:frame draw:style-name="gr14" draw:text-style-name="P6" draw:layer="layout" svg:width="1.061cm" svg:height="1.054cm" svg:x="29.022cm" svg:y="1.978cm">
          <draw:image xlink:href="Pictures/10000201000000310000003135E9BE776D2F9556.png" xlink:type="simple" xlink:show="embed" xlink:actuate="onLoad">
            <text:p/>
          </draw:image>
        </draw:frame>
        <draw:frame draw:style-name="gr15" draw:text-style-name="P6" draw:layer="layout" svg:width="1.524cm" svg:height="1.524cm" svg:x="28.813cm" svg:y="2.905cm">
          <draw:image xlink:href="Pictures/10000201000000C8000000C80EFF2A1D9F93ED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3.1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8T17:31:13.737944966</dc:date>
    <meta:editing-duration>PT1H14M41S</meta:editing-duration>
    <meta:editing-cycles>35</meta:editing-cycles>
    <meta:generator>LibreOffice/6.0.3.2$MacOSX_X86_64 LibreOffice_project/8f48d515416608e3a835360314dac7e47fd0b821</meta:generator>
    <meta:document-statistic meta:object-count="25"/>
  </office:meta>
</office:document-meta>
</file>